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fo:font-style="italic" style:font-style-asian="italic" style:font-style-complex="italic"/>
    </style:style>
    <style:style style:name="P3" style:family="paragraph" style:parent-style-name="Standard">
      <style:paragraph-properties fo:line-height="100%"/>
      <style:text-properties fo:font-style="italic" style:text-underline-style="none" style:font-style-asian="italic" style:font-style-complex="italic"/>
    </style:style>
    <style:style style:name="P4" style:family="paragraph" style:parent-style-name="Standard">
      <style:paragraph-properties fo:line-height="100%"/>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line-height="100%"/>
      <style:text-properties fo:font-style="italic" fo:font-weight="normal" style:font-style-asian="italic" style:font-weight-asian="normal" style:font-style-complex="italic" style:font-weight-complex="normal"/>
    </style:style>
    <style:style style:name="P6" style:family="paragraph" style:parent-style-name="Standard">
      <style:paragraph-properties fo:margin-top="0cm" fo:margin-bottom="0.499cm" fo:line-height="100%"/>
    </style:style>
    <style:style style:name="P7" style:family="paragraph" style:parent-style-name="Standard">
      <style:paragraph-properties fo:line-height="100%"/>
      <style:text-properties fo:font-style="italic" style:font-style-asian="italic" style:font-style-complex="italic"/>
    </style:style>
    <style:style style:name="P8" style:family="paragraph" style:parent-style-name="Standard" style:list-style-name="L1">
      <style:paragraph-properties fo:line-height="100%"/>
      <style:text-properties fo:font-style="italic" style:font-style-asian="italic" style:font-style-complex="italic"/>
    </style:style>
    <style:style style:name="P9" style:family="paragraph" style:parent-style-name="Standard" style:list-style-name="L2">
      <style:paragraph-properties fo:line-height="100%"/>
      <style:text-properties fo:font-style="italic" style:font-style-asian="italic" style:font-style-complex="italic"/>
    </style:style>
    <style:style style:name="P10" style:family="paragraph" style:parent-style-name="Standard" style:list-style-name="L3">
      <style:paragraph-properties fo:line-height="100%"/>
      <style:text-properties fo:font-style="italic" style:font-style-asian="italic" style:font-style-complex="italic"/>
    </style:style>
    <style:style style:name="P11" style:family="paragraph" style:parent-style-name="Standard">
      <style:paragraph-properties fo:line-height="100%"/>
      <style:text-properties fo:font-style="italic" fo:font-weight="bold" style:font-style-asian="italic" style:font-weight-asian="bold" style:font-style-complex="italic" style:font-weight-complex="bold"/>
    </style:style>
    <style:style style:name="P12" style:family="paragraph" style:parent-style-name="Standard">
      <style:paragraph-properties fo:line-height="100%"/>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line-height="100%"/>
    </style:style>
    <style:style style:name="P14" style:family="paragraph" style:parent-style-name="Standard">
      <style:paragraph-properties fo:line-height="100%"/>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top="0cm" fo:margin-bottom="0.499cm" fo:line-height="100%"/>
    </style:style>
    <style:style style:name="P16" style:family="paragraph" style:parent-style-name="Standard" style:list-style-name="L4">
      <style:paragraph-properties fo:margin-top="0cm" fo:margin-bottom="0.499cm" fo:line-height="100%"/>
    </style:style>
    <style:style style:name="P17" style:family="paragraph" style:parent-style-name="Standard">
      <style:paragraph-properties fo:margin-top="0cm" fo:margin-bottom="0.499cm" fo:line-height="100%"/>
      <style:text-properties fo:font-weight="normal" style:font-weight-asian="normal" style:font-weight-complex="normal"/>
    </style:style>
    <style:style style:name="P18" style:family="paragraph" style:parent-style-name="Standard">
      <style:paragraph-properties fo:margin-top="0cm" fo:margin-bottom="0.499cm" fo:line-height="100%"/>
      <style:text-properties fo:font-style="italic" fo:font-weight="normal" style:font-style-asian="italic" style:font-weight-asian="normal" style:font-style-complex="italic" style:font-weight-complex="normal"/>
    </style:style>
    <style:style style:name="P19" style:family="paragraph" style:parent-style-name="Standard">
      <style:paragraph-properties fo:margin-top="0cm" fo:margin-bottom="0.499cm" fo:line-height="100%"/>
      <style:text-properties fo:font-style="italic" style:text-underline-style="none" fo:font-weight="normal" style:font-style-asian="italic" style:font-weight-asian="normal" style:font-style-complex="italic" style:font-weight-complex="normal"/>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forum.smashbros.se/viewtopic.php?p=33248#p33248"><text:span text:style-name="T8">http://forum.smashbros.se/viewtopic.php?p=33248#p33248</text:span></text:a><text:span text:style-name="T8"> Jan 25/2010 – A very old post from when leffen had played for 3 months, ripping on a newcomer</text:span></text:p>
      <text:p text:style-name="P1"><text:span text:style-name="T8"/></text:p>
      <text:p text:style-name="P5">”I like how Coz says he's even 1/100<text:span text:style-name="T1">th</text:span> as good as Radde when he doesn't know what spacing is.</text:p>
      <text:p text:style-name="P5"/>
      <text:p text:style-name="P5">I don't get what people are thinking with.”</text:p>
      <text:p text:style-name="P1"><text:a xlink:type="simple" xlink:href="http://forum.smashbros.se/viewtopic.php?f=13&amp;t=972&amp;p=92802#p92802"><text:span text:style-name="T8"/></text:a></text:p>
      <text:p text:style-name="P1"><text:a xlink:type="simple" xlink:href="http://forum.smashbros.se/viewtopic.php?f=13&amp;t=972&amp;p=92802#p92802"><text:span text:style-name="T8"/></text:a></text:p>
      <text:p text:style-name="P1"><text:a xlink:type="simple" xlink:href="http://forum.smashbros.se/viewtopic.php?f=13&amp;t=972&amp;p=92802#p92802"><text:span text:style-name="T8">http://forum.smashbros.se/viewtopic.php?f=13&amp;t=972&amp;p=92802#p92802</text:span></text:a><text:span text:style-name="T8"> Oct 30/2012 – Jerk is a scrub</text:span></text:p>
      <text:p text:style-name="P2">”Jerk is such a fucking textbook scrub that it's unbelievable &gt;_&lt;</text:p>
      <text:p text:style-name="P2"/>
      <text:p text:style-name="P2">stay free”</text:p>
      <text:p text:style-name="P1"/>
      <text:p text:style-name="P1"><text:a xlink:type="simple" xlink:href="http://forum.smashbros.se/viewtopic.php?p=68895#p68895"><text:span text:style-name="T8">http://forum.smashbros.se/viewtopic.php?p=68895#p68895</text:span></text:a><text:span text:style-name="T8"> Feb 17/2011 – Lies about not having talked shit about Rocky</text:span></text:p>
      <text:p text:style-name="P1"><text:a xlink:type="simple" xlink:href="http://forum.smashbros.se/viewtopic.php?p=77641#p77641"/></text:p>
      <text:p text:style-name="P2">”Regarding Rocky:</text:p>
      <text:p text:style-name="P2">Srsly, nedech/rkey who think I'm looking down on rocky. Fuck off.</text:p>
      <text:p text:style-name="P2">I was the only one who played with and didn't complain about him (yes Rkey, you included) during the time that the so called hate was at its worst.</text:p>
      <text:p text:style-name="P2"/>
      <text:p text:style-name="P2">Insanely many have brought up his mishaps/etc, C, Rkey, UGS, Nizro, IVP, hara, radde and so on. Agreeing with some statements does not make me one of them, the only back talk I've made regarding rocky was about him trying to blame what people had done towards him on others which is an extremely annoying and idiotic quality. </text:p>
      <text:p text:style-name="P2"/>
      <text:p text:style-name="P2">I'm pretty sure that the scanians and the people trying to prove that the so called ”hate” is unjustified have also felt this.</text:p>
      <text:p text:style-name="P2"/>
      <text:p text:style-name="P2">People who say that Rocky is bad refuse to realize the truth and it's been a really long time since I heard anybody talking about it. People who feel that he's annoying to be around have a subjective opinion that I and apparently many others share at times. </text:p>
      <text:p text:style-name="P2"/>
      <text:p text:style-name="P2">@Why does he even go to tourneys: I don't fucking know it either, why would you go if you feel hated by the community.”</text:p>
      <text:p text:style-name="P2"/>
      <text:p text:style-name="P1"><text:a xlink:type="simple" xlink:href="http://forum.smashbros.se/viewtopic.php?p=77641#p77641"><text:span text:style-name="T7">http://forum.smashbros.se/viewtopic.php?p=77641#p77641</text:span></text:a><text:span text:style-name="T7"> Jun 08/2011 – General raging at Rocky</text:span></text:p>
      <text:p text:style-name="P2"/>
      <text:p text:style-name="P2">”I fucking agree, when one's trying to push others down and point out their failures that they obviously cannot do anything about just to make his ”buddies” (the ones you're fellating and think like you) and himself to feel better, it's fucking bad.</text:p>
      <text:p text:style-name="P2"/>
      <text:p text:style-name="P2">Especially bad is it when one never can realize that it's oneself that's at fault, not taking any responsibility and just pushes others down to seem less bad oneself, didn't you say it like that?</text:p>
      <text:p text:style-name="P2"/>
      <text:p text:style-name="P2">When one points out things just to point them out, despite not knowing whether they're true or not, one's really evil, don't you agree?</text:p>
      <text:p text:style-name="P2"/>
      <text:p text:style-name="P2">[Shoutout from Rocky: Leffen: Good stuff leaving your wallet in plain sight inside Jack's car, resulting in it getting smashed to bits, and then forcing Jack to sit in front and cover the broken <text:soft-page-break/>window the whole way home (after which Jack gets a killer cold). Bonus points for not either offering to pay the reparation/insurance fees! I also hope you feel satisfied with getting 2<text:span text:style-name="T1">nd</text:span> at a tourney where just about everyone outside of the top 2 had broken controllers or played shitty!]</text:p>
      <text:p text:style-name="P2"/>
      <text:p text:style-name="P2">If you didn't realize, this was the reason for my ”flame” post you fucking hypocrite LMFAO.</text:p>
      <text:p text:style-name="P2"/>
      <text:p text:style-name="P2">Edit:</text:p>
      <text:p text:style-name="P2">this will most likely be responded to with another meaningless picture/video/smiley in a desperate attempt to attempt to laugh yourself out of your fuck up ^earlier written in size 0</text:p>
      <text:p text:style-name="P2"/>
      <text:p text:style-name="P2">sorry but it's fucking done now”</text:p>
      <text:p text:style-name="P1"/>
      <text:p text:style-name="P1"><text:a xlink:type="simple" xlink:href="http://forum.smashbros.se/viewtopic.php?p=77709#p77709"><text:span text:style-name="T8">http://forum.smashbros.se/viewtopic.php?p=77709#p77709</text:span></text:a><text:span text:style-name="T8"> Jun 09/2011 </text:span><text:span text:style-name="T4">- Rkey, having been manipulated into not inviting Rocky to any more of his smashfests</text:span></text:p>
      <text:p text:style-name="P1"/>
      <text:p text:style-name="P2">”So to me it's like this, I'd really like Rocky to come but I feel like neither leffen nor Nizro would be able to stand it atm. </text:p>
      <text:p text:style-name="P2"/>
      <text:p text:style-name="P2">This sucks, Rocky =( Can we hang out in the weekend?” </text:p>
      <text:p text:style-name="P2"/>
      <text:p text:style-name="P1"/>
      <text:p text:style-name="P1"><text:a xlink:type="simple" xlink:href="http://forum.smashbros.se/viewtopic.php?p=82609#p82609"><text:span text:style-name="T8">http://forum.smashbros.se/viewtopic.php?p=82609#p82609</text:span></text:a><text:span text:style-name="T8"> Oct 25/2011 – bans Rocky from trip to Finland</text:span></text:p>
      <text:p text:style-name="P1"/>
      <text:p text:style-name="P2">”I'm the one arranging the trip. </text:p>
      <text:p text:style-name="P2"/>
      <text:p text:style-name="P2">If I don't go due to for example not being able to afford it, nobody's going as of now.</text:p>
      <text:p text:style-name="P2"/>
      <text:p text:style-name="P2">Even if Rocky had paid me 10 hours before I'd made my post I wouldn't have given a shit about it. This is something Rocky (recently) has indebted himself to me for and he's only got himself to blame. Rocky isn't going and that's the end of it. Anybody who has a problem with it doesn't need to go.”</text:p>
      <text:p text:style-name="P1"/>
      <text:p text:style-name="P1"><text:a xlink:type="simple" xlink:href="http://forum.smashbros.se/viewtopic.php?f=14&amp;t=1250&amp;p=89209#p89209"><text:span text:style-name="T8">http://forum.smashbros.se/viewtopic.php?f=14&amp;t=1250&amp;p=89209#p89209</text:span></text:a><text:span text:style-name="T8"> May 10/2012 – Bans C from Slynussmash</text:span></text:p>
      <text:p text:style-name="P1"/>
      <text:p text:style-name="P2">”You're not welcome, AKA banned, until you've paid back your debts to AJP and Jack”</text:p>
      <text:p text:style-name="P1"/>
      <text:p text:style-name="P1"><text:a xlink:type="simple" xlink:href="http://forum.smashbros.se/viewtopic.php?p=83892#p83892"><text:span text:style-name="T8">http://forum.smashbros.se/viewtopic.php?p=83892#p83892</text:span></text:a><text:span text:style-name="T8"> Nov 15/2011 – Flames Rkey for his game</text:span></text:p>
      <text:p text:style-name="P1">”<text:span text:style-name="T3">@Rkey and the intended shit: so fuuuuucking oooooowned.”</text:span></text:p>
      <text:p text:style-name="P2"/>
      <text:p text:style-name="P11">Further down:</text:p>
      <text:p text:style-name="P2">”LOOOOOOOOOOOOOL</text:p>
      <text:p text:style-name="P2"/>
      <text:p text:style-name="P2">I can't belive you're pulling the ”i wasn't serious” -card</text:p>
      <text:p text:style-name="P2"/>
      <text:p text:style-name="P2">i didn't read through all of your bullshit excuses – read ”i don't know how to roll through floors” and was done</text:p>
      <text:p text:style-name="P2"/>
      <text:p text:style-name="P2">Jack discovered the roll glitch, not me, and it was before that you spouted some shit about something being 'intended' or not”. I haven't been playing switch since day 2 since it came out, <text:soft-page-break/>more or less... so yeah, you didn't make me play more like a pro.</text:p>
      <text:p text:style-name="P2"/>
      <text:p text:style-name="P2">And just because you say ”i know”, it doesn't mean that you actually knew.”</text:p>
      <text:p text:style-name="P2"/>
      <text:p text:style-name="P2"/>
      <text:p text:style-name="P1"/>
      <text:p text:style-name="P1"><text:a xlink:type="simple" xlink:href="http://forum.smashbros.se/viewtopic.php?p=84110#p84110"><text:span text:style-name="T8">http://forum.smashbros.se/viewtopic.php?p=84110#p84110</text:span></text:a><text:span text:style-name="T8"> </text:span><text:span text:style-name="T7">Nov 19/2011</text:span><text:span text:style-name="T8"> – Isa vs Leffen part 1 – Isa's post</text:span></text:p>
      <text:p text:style-name="P2">”leffen is a swine.</text:p>
      <text:p text:style-name="P2"/>
      <text:p text:style-name="P2">Pools in the singles tournament: me, leffen, lootic and another guy who everyone beat. Leffen 2-0s med with Fox and then goes and plays Mario, Mario, and GaW, all 3 of which he randomed, against lootic and loses the set 1-2. I face lootic and beat him 2-1 after three very long games (i timed him out game 1), but I still don't make it out since leffen didn't give a shit about playing seriously vs lootic.</text:p>
      <text:p text:style-name="P2"/>
      <text:p text:style-name="P2">Then, the bitch has the NERVE to tell Nizro to play seriously. I tell him to shut up and he responds with ”at least I paid entry.”</text:p>
      <text:p text:style-name="P2"/>
      <text:p text:style-name="P2">Apparently you get the right to be a fucking swine and not give a shit about others as long as you pay 50 SEK (which you then get back when you win the tourney). This would've been the first time I'd made bracket but now I didn't.</text:p>
      <text:p text:style-name="P2">It wasn't exactly like leffen didn't knew what it'd lead to anyway, since I was screaming about it during his set against lootic.</text:p>
      <text:p text:style-name="P2"/>
      <text:p text:style-name="P2">I'm so fucking angry and frustrated. </text:p>
      <text:p text:style-name="P2"/>
      <text:p text:style-name="P2">I'm quitting the smash playing until January, when I'm going to Gothenburg to see Lolex and other people. I don't fucking know if I'll be playing any more after that, but atm I'm SICKENINGLY tired of everything Melee and the community surrounding it mean.”</text:p>
      <text:p text:style-name="P2"/>
      <text:p text:style-name="P1"><text:a xlink:type="simple" xlink:href="http://forum.smashbros.se/viewtopic.php?p=84137#p84137"><text:span text:style-name="T7">http://forum.smashbros.se/viewtopic.php?p=84137#p84137</text:span></text:a><text:span text:style-name="T7"> Nov 20/2011 – Isa vs Leffen part 2 – Leffen's post</text:span></text:p>
      <text:p text:style-name="P2">”@Isa: ”I wasn't a TO.” You had spoken to Alex, set a time for the event, you asked people who they'd be teaming with (WITHOUT ME SAYING ANYTHING). Since you'd wanted to host a tourney and taken so much initiative yourself I assumed that you wanted to join in as a TO.</text:p>
      <text:p text:style-name="P2"/>
      <text:p text:style-name="P2">I don't give a shit if you didn't officially sign up as a TO, but everyone viewed you as that and you acted like one. You called pools and bracket, you made the pools and when Alex was asked about who the TO:s were he said 'Leffen, the one in the hat (you) and Jack'.</text:p>
      <text:p text:style-name="P2"/>
      <text:p text:style-name="P2">I didn't sign up as a TO, i didn't talk to Alex directly and even still every fucker knows I was one of the hosts BECAUSE I ACTED LIKE ONE. Did ANYONE view Jack as a TO, even though he was 'official'? If you do as much as you did people will assume you're a TO and trust you. You were much more ”officially a TO” than I was (I made the thread when I was talking with Jack because he was busy).</text:p>
      <text:p text:style-name="P2"/>
      <text:p text:style-name="P2">@The pools shit:</text:p>
      <text:p text:style-name="P2">First and foremost, you had the BY FAR easiest pool. (2 made it out, in the others it was Beat/Pep, Masterkai/AJP, Nizro/PO while our pool had me, emvald (a complete newbie), lootic and you).</text:p>
      <text:p text:style-name="P2">I didn't check the pools at all after you'd changed them and I would doubtlessly have asked for a change if I'd seen them before you called them.</text:p>
      <text:p text:style-name="P2"><text:soft-page-break/></text:p>
      <text:p text:style-name="P2">Then, it was like this: I didn't try EVEN. IN. THE. SLIGHTEST. BIT. Against you, even though I was playing Fox (you know this, why the fuck do you think you had the lead on several occasions, no offense). I felt it wasn't fun at all to play like that and it made me realize I'd rather have fun than win. </text:p>
      <text:p text:style-name="P2"/>
      <text:p text:style-name="P2">When I played Lootic I went random because it made it hype, lots of people watched the set because it was more interesting than all the other fucking sets in the room. You yourself cheered for Lootic before you realized his victory would hurt you. That you then began to whine like hell during the set I've heard later on, but I didn't listen to it at all, I was enjoying my set.</text:p>
      <text:p text:style-name="P2">I was trying to beat lootic to a much higher degree than I did vs you, even though I was playing a ”low tier” (MARIO IS BETTER THAN LINK). I lost in the end and when I realized it COULD hurt your performance I said sorry (I did this twice, btw, on both occasions you didn't give a shit). I would, completely honestly, probably not have played ”other characters”, had you played each other first.</text:p>
      <text:p text:style-name="P2"/>
      <text:p text:style-name="P2">I did NOT pull a Nizro, who intentionally got himself a low seeding to own as many as possible in the bracket (terebi). I didn't do it to put myself above anybody, or to own anyone. I did it in order to see if I could win with random wihch to me is fun. I asked Nizro to play seriously in bracket because he was playing Pichu vs Masterkai because he hadn't paid any entry fee. I paid his entry for him to play seriously and right then we knew money was missing (before any of the pot was stolen).</text:p>
      <text:p text:style-name="P2"/>
      <text:p text:style-name="P2">@your reaction</text:p>
      <text:p text:style-name="P2"/>
      <text:p text:style-name="P2">CHILL. WITH. THE. NERD. RAGE.</text:p>
      <text:p text:style-name="P2">Everybody gets that you're disappointed, but seriously. You went around the whole room, screaming about what's happened and that I was a swine for a fucking hour. You went and kicked me for 2 minutes when I was playing...</text:p>
      <text:p text:style-name="P2"/>
      <text:p text:style-name="P2">That you'd been acting like a TO earlier made your acting like a 5 y o much worse, under no circumstances should you give outsiders such an immature and childish impression of the smash community, especially as a TO.</text:p>
      <text:p text:style-name="P2"/>
      <text:p text:style-name="P2">I know you think making bracket is an extremely big deal but have you said anybody else whine as much as yourself when they've gotten gayed out of it, regardless of the reason? No, exactly.</text:p>
      <text:p text:style-name="P2"/>
      <text:p text:style-name="P2">I went Yoshi in bracket and lost 1 game vs AJP and was generally closer to losing than I might've been had I gone Fox/Falco. If I'd lost I would've knocked Nizro out earlier, for example, but not one fucker would've complained about it.</text:p>
      <text:p text:style-name="P2"/>
      <text:p text:style-name="P2">@the theft.</text:p>
      <text:p text:style-name="P2"/>
      <text:p text:style-name="P2">It was supposed to be 1800SEK but instead it was 600 fucking SEK at the end of it. The money was in the cafeteria the whole time, until I took them out to give them to O/Aniolas who needed to leave (after that, ca 1000 SEK was left!). Me and AJP then went to play our games and we left the money out, but I assumed it was safe because you were sitting by the computer the whole time. Then, you left without saying a shit (while I was playing a tourney game, btw) and left the money completely unguarded and I'm 99% sure that's when the money went missing.</text:p>
      <text:p text:style-name="P2"/>
      <text:p text:style-name="P2">Anyway it's happened now and that's that.</text:p>
      <text:p text:style-name="P2"/>
      <text:p text:style-name="P2"><text:soft-page-break/>Read from here if you're not Isa or have a strange need to understand why nerd rage occured. IF YOU KNOW THAT YOU HAVEN'T PAID ENTRY, POST HERE PLOX (i know 99% will just lie but still)</text:p>
      <text:p text:style-name="P2"/>
      <text:p text:style-name="P2">Anyway, until next time!</text:p>
      <text:p text:style-name="P2"/>
      <text:list xml:id="list39556255" text:style-name="L1">
        <text:list-item>
          <text:p text:style-name="P8">You sign up and pay simultaneously, no exceptions.</text:p>
        </text:list-item>
      </text:list>
      <text:p text:style-name="P2">Jinzo and Rocky being fail enough to stall the tourney and still not find a fucking ATM or head into 7-Eleven is not something I'll give a fuck about. You pay singles and teams at the same time and if you have to leave, you have to leave. I won't let anybody get their money back just because their planning sucks (which also ruins the tourney along with making it much easier for money to get stolen/lost)</text:p>
      <text:p text:style-name="P2"/>
      <text:p text:style-name="P2">I honestly didn't believe that Isa was giving any money back (at least, he didn't tell me), but it won't be allowed.</text:p>
      <text:p text:style-name="P2"/>
      <text:list xml:id="list39560389" text:style-name="L2">
        <text:list-item>
          <text:p text:style-name="P9">I'm a fucking official TO and talk to Alex personally. Jack had missed several facebook meetings, Alex didn't know the tourney was on until 2 days before (causing a double booking...). Isa will also probably not be a TO again due to him being mad at me + his mood not working as a TO. Jack/AJP/somebody else will probably help out but I'm at least going to arrange everything.</text:p>
        </text:list-item>
        <text:list-item>
          <text:p text:style-name="P9">The tourney was overall really nice imho except the money/Isa incidents.</text:p>
        </text:list-item>
      </text:list>
      <text:p text:style-name="P2"/>
      <text:p text:style-name="P2">Blergh, now that's off my chest. </text:p>
      <text:p text:style-name="P2"/>
      <text:p text:style-name="P2">BTW, I don't give a SHIT about what people who were not present and just assuming think.”</text:p>
      <text:list xml:id="list41590668" text:continue-numbering="true" text:style-name="L2">
        <text:list-header>
          <text:p text:style-name="P9"/>
        </text:list-header>
      </text:list>
      <text:p text:style-name="P1"><text:a xlink:type="simple" xlink:href="http://forum.smashbros.se/viewtopic.php?f=14&amp;t=1189&amp;p=84196#p84196"><text:span text:style-name="T8">http://forum.smashbros.se/viewtopic.php?f=14&amp;t=1189&amp;p=84196#p84196</text:span></text:a><text:span text:style-name="T8"> Nov 20/2011 – Leffen vs Jinzo</text:span></text:p>
      <text:p text:style-name="P2">”okejji nzo iunder standdd” </text:p>
      <text:p text:style-name="P2"/>
      <text:p text:style-name="P1"><text:span text:style-name="T8"><text:s/></text:span><text:a xlink:type="simple" xlink:href="http://forum.smashbros.se/viewtopic.php?p=84217#p84217">http://forum.smashbros.se/viewtopic.php?p=84217#p84217</text:a> <text:span text:style-name="T8">Nov 21/2011</text:span><text:span text:style-name="T5"> </text:span><text:span text:style-name="T8">- Leffen vs Jinzo 2</text:span></text:p>
      <text:p text:style-name="P4">”uh. Wtf. </text:p>
      <text:p text:style-name="P4"><text:a xlink:type="simple" xlink:href="http://forum.smashbros.se/viewtopic.php?p=84217#p84217"><text:span text:style-name="T8"/></text:a></text:p>
      <text:p text:style-name="P4">You're not making any sense.</text:p>
      <text:p text:style-name="P4"/>
      <text:p text:style-name="P4">I put Masterkai and Nizro together because they agreed on teaming and nobody said no afterwards AND they finished the tourney... YOU WEREN'T EVEN THERE THEN, because you were late.</text:p>
      <text:p text:style-name="P4"/>
      <text:p text:style-name="P4">I don't understand your last sentence. I paid Nizro's entry and how is that unfair.</text:p>
      <text:p text:style-name="P4"/>
      <text:p text:style-name="P4">You played both teams and singles, why should _I_ ow you money? Think a little, plx.</text:p>
      <text:p text:style-name="P4"/>
      <text:p text:style-name="P4">@Isa: Yellow Card/Red Card rules don't work. Period. There's been a ridiculous amount of bickering and it's completely illogically used in the brawl community (it's gotten hella negative feedbqack and when M2K got banned the URC changed the rules to allow him to come, etc...)</text:p>
      <text:p text:style-name="P4"/>
      <text:p text:style-name="P4">This is even worse for us to use since we don't have control over other melee tourneys (unity ban has it in brawl), and because it's a small, relatively non-serious tournament. If it's to be changed, the major tourneys need to change it first (BEAST 3 etc).</text:p>
      <text:p text:style-name="P4"/>
      <text:p text:style-name="P4">I do however think it's extremely shitty overall to ban people because they don't play to win.</text:p>
      <text:p text:style-name="P4"><text:soft-page-break/>It would for example ban me from all tourneys ever since i play Yoshi...</text:p>
      <text:p text:style-name="P4"/>
      <text:p text:style-name="P4">It just isn't applicable. Should you ban people not using their mains? LOL.</text:p>
      <text:p text:style-name="P4">Should you ban people who lose with low tiers? LOL</text:p>
      <text:p text:style-name="P4">If you're going to separate players' characters, say if Lootic also played fox and lost it's cool, but if he loses with Link, it isn't.</text:p>
      <text:p text:style-name="P4">If people want to do walkovers they can just as well use high tiers (such as what happened at BEAST1), you can just play on a lower level (like I did vs you for example...)</text:p>
      <text:p text:style-name="P4"/>
      <text:p text:style-name="P4">For you to be able to ban somebody you in other words have to say ”If you lose to somebody with a lower seed, regardless of character, you're banned”. You can also alternatively say that it's up to the TO to decide which only leads to a lot of bias about the players (for example you thinking my mario/gaw MUST be worse decisions for victory), which doesn't work + I'm a TO and would never allow somebody to be banned for not playing seriously.”</text:p>
      <text:p text:style-name="P4"/>
      <text:p text:style-name="P4"/>
      <text:p text:style-name="P1"><text:a xlink:type="simple" xlink:href="http://forum.smashbros.se/viewtopic.php?p=84227#p84227"><text:span text:style-name="T8">http://forum.smashbros.se/viewtopic.php?p=84227#p84227</text:span></text:a><text:span text:style-name="T8"> Nov 21/2011 – Leffen vs Jinzo 3</text:span></text:p>
      <text:p text:style-name="P5">”So you mean that you have to play just as well vs everybody? If you try less in a pool game because of it being pools = ban. In other words, 99% of the community are worthy of being banned since they don't take every game as seriously.</text:p>
      <text:p text:style-name="P5"/>
      <text:p text:style-name="P5">You can't demand that people shall perform as well vs everyone, it doesn't work lol. I could just as well have went Fox and lost because I didn't know the Link MU. 'oh but i don't know how to beat link' → BAN RIGHT AWAY</text:p>
      <text:p text:style-name="P5">With that way of thinking you have to ban Hack for ”letting” Ice make it further at Beast1 because he doesn't use Kirby as much as I play Mario.</text:p>
      <text:p text:style-name="P5"/>
      <text:p text:style-name="P5">Worthy of mention is that I also got a first seed going into bracket, just like my pool seed. But as you say, you really can't do anything about it and nothing should be done about it when it's about locals.</text:p>
      <text:p text:style-name="P5"/>
      <text:p text:style-name="P5">@Jinzo: I asked SEVERAL TIMES, and nobody said a shit afterwards either. The bracket was done before you arrived, we threw you in at the last minute and we didn't have time to redo the brackets. When you'd finally came, 2 teams had already played their first set, but I guess I'll have to assume you didn't understand that.</text:p>
      <text:p text:style-name="P5"/>
      <text:p text:style-name="P5">Blame yourself, you played in the tourney (YOU AGREED ON TEAMING WITH ROCKY). You were late. You, nor Masterkai, didn't say anything about changing the teams. And you would, completely honestly, never ever had gotten even close to the same placing as the one Masterkai/Nizro got had you teamed with Masterkai.</text:p>
      <text:p text:style-name="P5"/>
      <text:p text:style-name="P5">Could you please stop acting like a handicapped jelly lump for fuck's sake, please, learn to spell.”</text:p>
      <text:p text:style-name="P5"/>
      <text:p text:style-name="P1"><text:a xlink:type="simple" xlink:href="http://forum.smashbros.se/viewtopic.php?p=84231#p84231"><text:span text:style-name="T8">http://forum.smashbros.se/viewtopic.php?p=84231#p84231</text:span></text:a><text:span text:style-name="T8"> Nov 21/2011 – Leffen vs Jinzo 4</text:span></text:p>
      <text:p text:style-name="P5">”Maybe he [MasterKai] didn't understand when I asked, but he had a lot of time to call me on it and so did you. </text:p>
      <text:p text:style-name="P5"/>
      <text:p text:style-name="P5">It doesn't matter if I'd asked him or I'm lying to you, you played with rocky, you entered the tourney and that's what you paid for. With you paying you had the chance to win money, and you were apparently competing for money when you were teaming with Rocky.</text:p>
      <text:p text:style-name="P5"/>
      <text:p text:style-name="P5">The fact that you don't get this is pretty mindblowing tbh.</text:p>
      <text:p text:style-name="P5"><text:soft-page-break/>If you don't like my personality, you're going to ”make up” by taking your money back? How the fuck are you thinking? What exact part of my personality being bad is helped by you taking back your money.</text:p>
      <text:p text:style-name="P5"/>
      <text:p text:style-name="P5">I honestly don't understand why I'm asking, I know I'm just going to receive yet another impossible to understand response.”</text:p>
      <text:p text:style-name="P1"/>
      <text:p text:style-name="P1"><text:a xlink:type="simple" xlink:href="http://forum.smashbros.se/viewtopic.php?p=84259#p84259"><text:span text:style-name="T8">http://forum.smashbros.se/viewtopic.php?p=84259#p84259</text:span></text:a><text:span text:style-name="T8"> Nov 21/2011 – Aniolas regarding Fair play</text:span></text:p>
      <text:p text:style-name="P3">”Why do people have to be so fucking stupid? </text:p>
      <text:p text:style-name="P3"><text:line-break/>'Sportsmanship is an aspiration or ethos that a sport or activity will be enjoyed for its own sake, with proper consideration for fairness, ethics, respect, and a sense of fellowship with one's competitors.'</text:p>
      <text:p text:style-name="P3"/>
      <text:p text:style-name="P3">It's disgusting to see that people sink to levels where it's being discussed who's got burden of proof and rules about valuing proof. A gigantically large part of humanity understands the concept fair play, and play by it because it helps everyone in all situations.</text:p>
      <text:p text:style-name="P3"/>
      <text:p text:style-name="P3">Do people really feel a need to destroy for others just because there's no rule to prevent it?”</text:p>
      <text:p text:style-name="P1"/>
      <text:p text:style-name="P1"><text:a xlink:type="simple" xlink:href="http://forum.smashbros.se/viewtopic.php?p=84784#p84784"><text:span text:style-name="T8">http://forum.smashbros.se/viewtopic.php?p=84784#p84784</text:span></text:a><text:span text:style-name="T8"> Nov 29/2011 – Flaming Rocky without reason</text:span></text:p>
      <text:p text:style-name="P2">”qft @Aniolas, what the fuck could he be meaning:</text:p>
      <text:p text:style-name="P2"/>
      <text:p text:style-name="P2">my theories are:</text:p>
      <text:p text:style-name="P2"/>
      <text:list xml:id="list39548413" text:style-name="L3">
        <text:list-item>
          <text:p text:style-name="P10">he's saying it because he's already managed to fuck up the USA trip to hell and back so that nobody will be able to go (people are trusting rocky to arrange that trip :&gt;)</text:p>
        </text:list-item>
        <text:list-item>
          <text:p text:style-name="P10">he doesn't get that he's making the exact faults he's talking about constantly and a few more</text:p>
        </text:list-item>
        <text:list-item>
          <text:p text:style-name="P10">he just says something random to fit in, as usual.”</text:p>
        </text:list-item>
      </text:list>
      <text:p text:style-name="P2"/>
      <text:p text:style-name="P1"><text:a xlink:type="simple" xlink:href="http://forum.smashbros.se/viewtopic.php?p=84909#p84909"><text:span text:style-name="T8">http://forum.smashbros.se/viewtopic.php?p=84909#p84909</text:span></text:a><text:span text:style-name="T8"> Dec 01/2011 – Does not comprehend why he deserves to be modded for a post</text:span></text:p>
      <text:p text:style-name="P2">”Give me one example of what I've done wrong, please.</text:p>
      <text:p text:style-name="P2"/>
      <text:p text:style-name="P2">Abuseage of position much?”</text:p>
      <text:p text:style-name="P1"/>
      <text:p text:style-name="P1"><text:a xlink:type="simple" xlink:href="http://forum.smashbros.se/viewtopic.php?p=80034#p80034"><text:span text:style-name="T8">http://forum.smashbros.se/viewtopic.php?p=80034#p80034</text:span></text:a><text:span text:style-name="T8"> Aug 16/2011 – Apex 2012 part 1 - Rocky is excluded ”without saying”</text:span></text:p>
      <text:p text:style-name="P1"><text:span text:style-name="T8"/></text:p>
      <text:p text:style-name="P5">”How's it going boys? Time to book tickets soon!</text:p>
      <text:p text:style-name="P5"/>
      <text:p text:style-name="P5">The prices are about 4,5k SEK from stockholm to NY, which seems like the cheapest trip, even though you get a 5% discount if you book with an apex code or something.</text:p>
      <text:p text:style-name="P5"/>
      <text:p text:style-name="P5">Can anybody come up with something better and when do people want to go?</text:p>
      <text:p text:style-name="P5">I'd prefer going around 3-9 jan so that we can see some of the east coast, but i'm open to suggestions.</text:p>
      <text:p text:style-name="P5"/>
      <text:p text:style-name="P5">Who's up for it besides Armada, Zoler and Jack? CW, Mikehaggar, Hack? And can you make it, Aniolas?</text:p>
      <text:p text:style-name="P14"><text:soft-page-break/>[small font]<text:span text:style-name="T3">that this isn't meant for Rocky goes without saying</text:span>[/small font]”</text:p>
      <text:p text:style-name="P14"/>
      <text:p text:style-name="P6"><text:a xlink:type="simple" xlink:href="http://forum.smashbros.se/viewtopic.php?p=80444#p80444"><text:span text:style-name="T8">http://forum.smashbros.se/viewtopic.php?p=80444#p80444</text:span></text:a><text:span text:style-name="T8"> Aug 28/2011 – apex part 2</text:span></text:p>
      <text:p text:style-name="P18">”So like I said, who's up for going to the US a little earlier?</text:p>
      <text:p text:style-name="P18">And is there ANYBODY who can consider carrying rocky on his back during the trip?”</text:p>
      <text:p text:style-name="P6"><text:a xlink:type="simple" xlink:href="http://forum.smashbros.se/viewtopic.php?p=80466#p80466"><text:span text:style-name="T9">http://forum.smashbros.se/viewtopic.php?p=80466#p80466</text:span></text:a><text:span text:style-name="T11"> Aug 29/2011 – apex part 3</text:span></text:p>
      <text:p text:style-name="P18"><text:span text:style-name="T10">”A leash is better, then you can tie him [Rocky] outside of stores/the tourney and avoid fuckups that way.”</text:span></text:p>
      <text:p text:style-name="P6"><text:a xlink:type="simple" xlink:href="http://forum.smashbros.se/viewtopic.php?p=80533#p80533"><text:span text:style-name="T8">http://forum.smashbros.se/viewtopic.php?p=80533#p80533</text:span></text:a><text:span text:style-name="T8"> Aug 31/2011 – apex part 4</text:span></text:p>
      <text:p text:style-name="P18">”@VJ</text:p>
      <text:p text:style-name="P18">Yes, I'm 100% serious. I'm not considering going with Rocky due to general retardness + extreme travel fuckups that I'm not gonna stand if I pay 4,5K SEK for a trip. Everybody I've spoken to has expressed similar thoughts.</text:p>
      <text:p text:style-name="P18">I guess the sad thing is that Rocky has such poor self-awareness that he hasn't realized it himself.”</text:p>
      <text:p text:style-name="P6"><text:a xlink:type="simple" xlink:href="http://forum.smashbros.se/viewtopic.php?p=80544#p80544"><text:span text:style-name="T8">http://forum.smashbros.se/viewtopic.php?p=80544#p80544</text:span></text:a><text:span text:style-name="T8"> Aug 31/2011 – apex part 5</text:span></text:p>
      <text:p text:style-name="P17"><text:span text:style-name="T3">”It really isn't like I clearly wrote that I don't even WANT all the fucking problems/retardness that Rocky creates, even if I could ”handle” them.</text:span></text:p>
      <text:p text:style-name="P17"><text:span text:style-name="T3">I like how you keep talking even though you're not going, btw, is Rocky talking with you on msn or what lol.”</text:span></text:p>
      <text:p text:style-name="P6"><text:a xlink:type="simple" xlink:href="http://forum.smashbros.se/viewtopic.php?p=80552#p80552"><text:span text:style-name="T8">http://forum.smashbros.se/viewtopic.php?p=80552#p80552</text:span></text:a><text:span text:style-name="T8"> Aug 31/2011 – apex part 6</text:span></text:p>
      <text:p text:style-name="P18">”[Rocky: I understand that you're a very sensitive person regarding making a fool out of yourself or having flaws.]</text:p>
      <text:p text:style-name="P18">Name reasons/examples plx.</text:p>
      <text:p text:style-name="P18">[Rocky: however i can't grasp why you consider it necessary to talk about how i ”always” fuck up when you haven't been on any of the trips that i've actually really blown it on (while these trips also took place more than a year ago (SNY)]</text:p>
      <text:p text:style-name="P18">I consider it necessary because i don't want anything to do with it + that I don't like you as a person and you obv don't like me.</text:p>
      <text:p text:style-name="P18">[Rocky: As far as I know you seldom have enough spine to complain about the people to their faces when you see them, rather letting the majority of it manifest itself as pure back talk]</text:p>
      <text:p text:style-name="P18">Yeah, you sure do have a lot of information about this. I really didn't complain about C AT ALL at Genesis 2. Yep. Btw, I wonder what you have to say about the impending lawsuit against your god (C ).</text:p>
      <text:p text:style-name="P18"><text:soft-page-break/>[Rocky: the only thing this is doing to the smash community (which, by the way, is turning into a sports club) is create drama and segregation. I don't get how people can keep doing that stuff, we're a community for a fucking video game, if somebody annoys you either shut up or grab the bull by its horns and talk to the person in question.]</text:p>
      <text:p text:style-name="P18">LMFAO</text:p>
      <text:p text:style-name="P18">Yeah, it's just me talking shit over the internet but not saying a SHIT irl.</text:p>
      <text:p text:style-name="P6"><text:span text:style-name="T6">Now let's see: </text:span><text:line-break/><text:a xlink:type="simple" xlink:href="http://smashfonticulus.ecommunity.se/viewtopic.php?t=717&amp;postdays=0&amp;postorder=asc&amp;start=0">http://smashfonticulus.ecommunity.se/vi ... sc&amp;start=0</text:a> </text:p>
      <text:p text:style-name="P6">The classic.</text:p>
      <text:p text:style-name="P6">[<text:span text:style-name="T3">Rocky: Leffen: Good stuff leaving your wallet in plain sight inside Jack's car, resulting in it getting smashed to bits, and then forcing Jack to sit in front and cover the broken window the whole way home (after which Jack gets a killer cold). Bonus points for not either offering to pay the reparation/insurance fees! I also hope you feel satisfied with getting 2</text:span><text:span text:style-name="T2">nd</text:span><text:span text:style-name="T3"> at a tourney where just about everyone outside of the top 2 had broken controllers or played shitty!]</text:span></text:p>
      <text:p text:style-name="P6"><text:span text:style-name="T3">[Rocky: leffen, can't you like, break the brakes on the RV or something? That way you'll be rid of this idiotic, unnecessary road trip so that you instead can hitchike to the nearest tourney! (Because we all know smash was the point of the trip for you)]</text:span></text:p>
      <text:p text:style-name="P6"><text:span text:style-name="T3">HYPOCRITE.</text:span></text:p>
      <text:list xml:id="list40632546" text:style-name="L4">
        <text:list-item>
          <text:p text:style-name="P16"><text:span text:style-name="T3">I don't talk shit about you, I'm just asking if somebody's planning to play parent to you during this trip.</text:span></text:p>
        </text:list-item>
        <text:list-item>
          <text:p text:style-name="P16"><text:span text:style-name="T3">Radde was the one who brought the shit up several times (after I'd said I was wrong), not me.</text:span></text:p>
        </text:list-item>
        <text:list-item>
          <text:p text:style-name="P16"><text:span text:style-name="T3">C is a fucking bi-polar retard. That's it.</text:span></text:p>
        </text:list-item>
      </text:list>
      <text:p text:style-name="P6"><text:span text:style-name="T3">[Rocky: my advice to you is to learn to become more tolerant and try to be more distanced to your self and others]</text:span></text:p>
      <text:p text:style-name="P6"><text:span text:style-name="T3">See the above quote. Lmfao.</text:span></text:p>
      <text:p text:style-name="P6"><text:span text:style-name="T3">The ONLY reason you want me to not say shit/be more tolerant is so that you can go to Apex when in actuality everyone doesn't stand you. Out of EVERY person that I've talked to about the Apex trip, NOBODY has wanted to book tickets with you going (and just like earlier in this thread when I've asked if somebody want's to act as your parent, nobody wants to, obviously). And yes, people have said that they want me to come.</text:span></text:p>
      <text:p text:style-name="P6"><text:span text:style-name="T3">Tl;dr</text:span></text:p>
      <text:p text:style-name="P6"><text:span text:style-name="T3">I hate you, you obviously hate me/are jealous, you're a hypocrite, you say all of this so that you can come along and I'm never going to go with a ”regger” again after having lived with C for 2 weeks.</text:span></text:p>
      <text:p text:style-name="P6"><text:span text:style-name="T3">EDIT: You're free to contact me via PM or similar but don't think I'm gonna change anything, lol.”</text:span></text:p>
      <text:p text:style-name="P6"><text:soft-page-break/><text:a xlink:type="simple" xlink:href="http://forum.smashbros.se/viewtopic.php?p=80577#p80577"><text:span text:style-name="T8">http://forum.smashbros.se/viewtopic.php?p=80577#p80577</text:span></text:a><text:span text:style-name="T8"> Sep 01/2011 – apex part 7</text:span></text:p>
      <text:p text:style-name="P18">”People who aren't planning on going: I don't give a damn.</text:p>
      <text:p text:style-name="P18">Btw; sorry in advance to the people planning on going, Rocky will likely contact you in the near future (or maybe you've already been contacted).”</text:p>
      <text:p text:style-name="P6"><text:a xlink:type="simple" xlink:href="http://forum.smashbros.se/viewtopic.php?p=81509#p81509"><text:span text:style-name="T8">http://forum.smashbros.se/viewtopic.php?p=81509#p81509</text:span></text:a><text:span text:style-name="T8"> Oct 02/2011 – apex part 8</text:span></text:p>
      <text:p text:style-name="P19">”I've gotten a buddy pass (saving 3k SEK is pretty nice) so I'll be flying solo.</text:p>
      <text:p text:style-name="P19">Arriving/leaving on the same day would still be nice, though!</text:p>
      <text:p text:style-name="P19">+ if anybody wants to be housed with/get a hotel room/play parent for Rocky, mention it asap. I think it'll be better for everyone if we split up as of now. Radde? Armada?”</text:p>
      <text:p text:style-name="P6"><text:a xlink:type="simple" xlink:href="http://forum.smashbros.se/viewtopic.php?p=86822#p86822"><text:span text:style-name="T8">http://forum.smashbros.se/viewtopic.php?p=86822#p86822</text:span></text:a><text:span text:style-name="T8"> Jan 03/2012 – apex part 9 – several lies here. Didn't ask his parents and Rocky didn't ”fucked his trip up” as he'd gotten a different flight via buddy pass.</text:span></text:p>
      <text:p text:style-name="P18">”The Fuckup Trip 2012 has officially began. </text:p>
      <text:p text:style-name="P18">Rocky can apparently not make it to Arlanda airport.</text:p>
      <text:p text:style-name="P18">Intead of taking it in his own hands he asks daddy Hack to do it for him</text:p>
      <text:p text:style-name="P18">He wants me (yes, leffen) to house him</text:p>
      <text:p text:style-name="P18">Even though Rocky already fucked my trip up I ask my parents, but they don't let me.</text:p>
      <text:p text:style-name="P18">So in other words:</text:p>
      <text:p text:style-name="P18">[Quote: For some reason, leffen's dad cannot drive Armada and Zoler at 2-3AM. They realize this at midnight. Hoping to save money, they take a flight shuttle supposed to arrive at 4:30 AM. Sadly, it's delayed by half an hour and the Gothenburg duo now have a mere hour to find the right terminal along with Rocky and Hack, check in and get to the right gate.]</text:p>
      <text:p text:style-name="P18">But for Rocky.</text:p>
      <text:p text:style-name="P18">Does this mean Rocky will miss the plane?</text:p>
      <text:p text:style-name="P18">Does this mean Hack has to find something else for Rocky?</text:p>
      <text:p text:style-name="P18">Sit tight.</text:p>
      <text:p text:style-name="P18">To be continued. </text:p>
      <text:p text:style-name="P18">PS. Rocky's mom got us an extra hotel room due to the ”mishaps”. She paid for this on her own. Thanks, Rocky's mom.”</text:p>
      <text:p text:style-name="P6"><text:a xlink:type="simple" xlink:href="http://forum.smashbros.se/viewtopic.php?f=5&amp;t=946&amp;p=91086#p91086"><text:span text:style-name="T8">http://forum.smashbros.se/viewtopic.php?f=5&amp;t=946&amp;p=91086#p91086</text:span></text:a><text:span text:style-name="T8"> Jul 30/2012 – Threatens to spread ”much worse shit”</text:span></text:p>
      <text:p text:style-name="P18"><text:soft-page-break/>”I'd drank 6 7% ciders and I said before taking the 'shot' that I didn't want any more because I felt like womiting :0</text:p>
      <text:p text:style-name="P18">Besides, I started asking around about what it had been since I hadn't been feeling anything (even though they [Mikehaggar/IVP] said it would come xD) and that's what led to Zoler telling me lol (when he told Armada, I already knew)</text:p>
      <text:p text:style-name="P18"/>
      <text:p text:style-name="P18">Mike, it's fucking pathetic that you're going to repeat and over-hype exactly everything</text:p>
      <text:p text:style-name="P18">Wouldn't have a problem spreading much worse shit but I'd rather us cease the shit-flinging.”</text:p>
      <text:p text:style-name="P6"><text:a xlink:type="simple" xlink:href="http://forum.smashbros.se/viewtopic.php?p=91096#p91096"><text:span text:style-name="T8">http://forum.smashbros.se/viewtopic.php?p=91096#p91096</text:span></text:a><text:span text:style-name="T8"> Jul 30/2012 - </text:span><text:span text:style-name="T7">”I'm going to better myself from now on (at least if you do the same thing :&gt;)”</text:span></text:p>
      <text:p text:style-name="P18">”@O. No, you're talking about the wrong night. This was the 3<text:span text:style-name="T1">rd</text:span>.</text:p>
      <text:p text:style-name="P18"/>
      <text:p text:style-name="P18">@Armada. I won't keep putting my word vs yours, but I don't think it was like that, but w/e.</text:p>
      <text:p text:style-name="P18">I'd bought 7 ciders, you got one of them and then I shared about ½ of a can with Zoler/Gamba.</text:p>
      <text:p text:style-name="P18">I probably acted more drunk, but I'd been drinking cider before/after taking the shot and had just drank a whole lot before that when i was playing P:M.</text:p>
      <text:p text:style-name="P18">Considering how furious you became when i posted something (that you also interpreted completely wrong), it's funny that you point it out, Mike &gt;_&gt;</text:p>
      <text:p text:style-name="P18"/>
      <text:p text:style-name="P18">whatever, if people want to keep dwelling on this feel free. I'm not saying it wasn't a good prank, but putting it up here, on facebook and smashboards after i'd asked you to stop Mike fucking makes me want to put up a lot of overstatements about how mentally unstable you are, that you've been hospitalized and eat a lot of pills and blablabla but like i said, I'd rather just see us quitting this and removing everything. I'd rather also do this with Rocky from now on. Sorry Rocky/Mike for how I've acted before, I'm going to better myself from now on (at least if you do the same thing :&gt;)</text:p>
      <text:p text:style-name="P18"/>
      <text:p text:style-name="P18">edit: wrote this before rocky's new post. If you want to continue, Rocky, go on, I can see how you think I deserve it since it quite indeed was I who began (or well, the whole stockholm region, but I was a part of it), but I'm at least going to stop and ask for forgiveness rather than continuing.</text:p>
      <text:p text:style-name="P18"/>
      <text:p text:style-name="P18">If Mike/Rocky want a personal chat about this, please msg me on FB” </text:p>
      <text:p text:style-name="P6"><text:a xlink:type="simple" xlink:href="http://forum.smashbros.se/viewtopic.php?p=91107#p91107"><text:span text:style-name="T8">http://forum.smashbros.se/viewtopic.php?p=91107#p91107</text:span></text:a><text:span text:style-name="T8"> Jul 31/2012 – Tries to blame others regarding treatment of Rocky when confronted</text:span></text:p>
      <text:p text:style-name="P18"><text:soft-page-break/>”uh, tldr because explaining what actually happened during the 'stockholm hate' isn't very interesting for this discussion.</text:p>
      <text:p text:style-name="P18">Nizro began all the hate, like Yuna began all the hating on Ying. Everybody including me wondered why. After a couple of smashfests/tourneys more and more started realizing the truth in what he'd said. The shit talk went around and EVERYBODY was doing it on different occasions. I've heard/seen from AJP/Jack that you thought that they were the only ones who weren't flinging shit at oyu, and that you because of this constantly msn'ed them about completely random shit, and this was the source of a lot of laughing since it wasn't true in the slightest. Same goes for C, he was perhaps the one who talked the most shit about you out of everyone, and told a whole lot about random meetups/msn convos even during your ”regg-period”. Heard some similar stuff about a few others but you get the point.</text:p>
      <text:p text:style-name="P18">Only thing is, the only people who were actually heard were me/pepito/nizro, because nobody, no matter how much shit they talked behind your back, wanted to say anything to your face.</text:p>
      <text:p text:style-name="P18">So, and now, I'd like to hear why you wanted this publicly, because I feel like it's not something I want.”</text:p>
      <text:p text:style-name="P6"><text:a xlink:type="simple" xlink:href="http://forum.smashbros.se/viewtopic.php?p=91123#p91123"><text:span text:style-name="T8">http://forum.smashbros.se/viewtopic.php?p=91123#p91123</text:span></text:a><text:span text:style-name="T8"> Jul 31/2012 – Wants to apologize - on his own terms</text:span></text:p>
      <text:p text:style-name="P18">”The stuff about the 80% apple juice i can take back since I was very drunk and if anything I guess i'm just recalling it wrong.</text:p>
      <text:p text:style-name="P18">”this is how i remember it” is always what you say when telling something &gt;_&gt; I also find it dumb to squabble about a point that i don't even care about, people can think that i got extremely fooled if they want to, but i still found my version of it worthy of being put up since it didn't resemble Mike's version at all.</text:p>
      <text:p text:style-name="P18"/>
      <text:p text:style-name="P18">Not going to comment the MikeHaggar thing since I've already (at least tried to) talk with him personally. The reason I'd prefer the shitflinging to end is because it's fucking hard for me to change myself (which i quite indeed need) when others are throwing shit my way. Whatever, I'll stop defending myself then, I see your point. </text:p>
      <text:p text:style-name="P18">Am sorry about how I acted during the Mario Party 5 game if I haven't said it enough, if there's anything else you're free to bring it up (i'd rather it be on FB or similar, since it's much faster and as far fewer misunderstandings)</text:p>
      <text:p text:style-name="P18"/>
      <text:p text:style-name="P18">@Rocky: I still want to apologize, but you gotta meet me halfway &gt;_&gt;</text:p>
      <text:p text:style-name="P18">and true on the other bit.”</text:p>
      <text:p text:style-name="P6"><text:a xlink:type="simple" xlink:href="http://forum.smashbros.se/viewtopic.php?p=91131#p91131"><text:span text:style-name="T8">http://forum.smashbros.se/viewtopic.php?p=91131#p91131</text:span></text:a><text:span text:style-name="T8"> Jul 31/2012 – abrasive retorts to points made by Rocky/MikeHaggar</text:span></text:p>
      <text:p text:style-name="P18">”derppp</text:p>
      <text:p text:style-name="P18"><text:soft-page-break/></text:p>
      <text:p text:style-name="P18">i've never complained about people joking about me before Mike, the only reason I'm doing so now is because I don't want to be spurred into starting yet another shitflinging war when I'm trying to change my way of acting. Stop trying to connect something I said x amount of months ago with something I've chosen to change just recently.</text:p>
      <text:p text:style-name="P18"/>
      <text:p text:style-name="P18">If you still don't want to have an opinion, and just want me to change my ways, then this discussion is worthless, right? (that's just what I expected you to do &gt;_&gt;) but fine, since you wanted to take this publicly i guess i can answer.</text:p>
      <text:p text:style-name="P18"/>
      <text:p text:style-name="P18">Your ”bottom” doesn't have a fucking lot of logic behind it. That my joking etc when people fuck up and that me not knowing where the line between personal attacks and jokes goes has ruined the community? Because that sounds really fucking like what MikeHaggar has done more than anybody (not saying I haven't done it).</text:p>
      <text:p text:style-name="P18">However, MikeHaggar is on your side, so he obviously has to be the best, just like C is the best against everybody just because he was the only one who agreed with you.</text:p>
      <text:p text:style-name="P18">'You can say that you're sorry for your behavior as many times as you want, but when you time upon time show that it wasn't an ”accident” that you behaved bad, people see through it.' but lool, i've apologized this time, and never otherwise. I haven't had a chance to show that it was an ”accident” so tldr your argument sucks.</text:p>
      <text:p text:style-name="P18">'What you don't seem to have realized about the smash community is that it is a sorts of relaxation for people, where you can let go of the shit life otherwise throws at you. Your actions point at you trying to ventilate aggressions over something in your life, maybe your family/school/friend situation, what do I know, on a gaming community, which is sad.'</text:p>
      <text:p text:style-name="P18">So first you say that the whole smash community is a relaxation for what people go through in the rest of their lives, which I completely honestly think is maybe your personal experience and not the whole community's. And then, you complain about me venting the shit I get in ”the rest of my life” on this gaming community, when you've just said that's what people do. Logic much?</text:p>
      <text:p text:style-name="P18"/>
      <text:p text:style-name="P18">Completely honestly, can you just quit the whole ”I know why exactly every person in the community hates you”-thing, because if somebody's going to tell me that it's fucking not you. You apparently had great issues with something I did during the Apex trip, probably when Hack/you went away without saying anything, but you refuse to elaborate on that. Instead, you make up a bunch of random, thoughtless arguments that don't have anything to do with the point of the discussion.”</text:p>
      <text:p text:style-name="P6"><text:a xlink:type="simple" xlink:href="http://forum.smashbros.se/viewtopic.php?f=5&amp;t=790&amp;p=91783#p91783"><text:span text:style-name="T8">http://forum.smashbros.se/viewtopic.php?f=5&amp;t=790&amp;p=91783#p91783</text:span></text:a><text:span text:style-name="T8"> Aug 26/2012 – claims he'll change his behavior – to this day nothing has changed. Also claims he's apologized to Rocky/MikeHaggar which is a huge overstatement.</text:span></text:p>
      <text:p text:style-name="P18">”But seriously, can you cut it out.</text:p>
      <text:p text:style-name="P18"><text:soft-page-break/>@O. I've fucking never said sorry to Rocky/Mike until just recently, so ”same as always”... WUT</text:p>
      <text:p text:style-name="P18">and if you think that this was ”breaking” against this, i'll have to ask you to reconsider.... this was just random drunken trolling, and if people took it as anything else i guess i'll ask for forgiveness for it...</text:p>
      <text:p text:style-name="P18">Mike, who 24/7 does exactly everything to spread hate against me here, on streams/yt/swf/facebook, is apparently praised for making drunken posts and throwing dirt, but we aren't?</text:p>
      <text:p text:style-name="P18">FYI, Mike had also promised me to quit all the hating after I'd talked to him on FB and asked him that we'd just quit it all and move on, and the first thing he does is not give a shit about it and go on doing stuff in the exact same (if not worse) manner. It's fucking nice.</text:p>
      <text:p text:style-name="P18"/>
      <text:p text:style-name="P18">Not gonna continue discussing this, if Mike/you others want to continue circle jerking then fine</text:p>
      <text:p text:style-name="P18">I'm going to do what I can to change my behavior, but that doesn't fucking mean that I'll start respecting people who are idiots/frauds, however I will shut up about it since that's how you're ”supposed” to act.</text:p>
      <text:p text:style-name="P18"/>
      <text:p text:style-name="P18">Btw, word @Isa/Slynus”</text:p>
      <text:p text:style-name="P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2-02T18:56:36.91</meta:creation-date>
    <dc:date>2013-02-04T21:43:59.20</dc:date>
    <meta:editing-duration>PT5H18M5S</meta:editing-duration>
    <meta:editing-cycles>96</meta:editing-cycles>
    <meta:generator>OpenOffice.org/3.3$Win32 OpenOffice.org_project/330m20$Build-9567</meta:generator>
    <meta:document-statistic meta:table-count="0" meta:image-count="0" meta:object-count="0" meta:page-count="14" meta:paragraph-count="231" meta:word-count="6084" meta:character-count="33912"/>
  </office:meta>
</office:document-meta>
</file>